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8.1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6.883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1.512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1.101cm"/>
    </style:style>
    <style:style style:name="co9" style:family="table-column">
      <style:table-column-properties fo:break-before="auto" style:column-width="4.3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国考指标体系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c9211e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国考指标体系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指标名称</text:p>
          </table:table-cell>
          <table:table-cell office:value-type="string" calcext:value-type="string">
            <text:p>指标来源</text:p>
          </table:table-cell>
          <table:table-cell office:value-type="string" calcext:value-type="string">
            <text:p>指标属性</text:p>
          </table:table-cell>
          <table:table-cell office:value-type="string" calcext:value-type="string">
            <text:p>计量单位</text:p>
          </table:table-cell>
          <table:table-cell office:value-type="string" calcext:value-type="string">
            <text:p>指标导向</text:p>
          </table:table-cell>
          <table:table-cell office:value-type="string" calcext:value-type="string">
            <text:p>可评价</text:p>
          </table:table-cell>
          <table:table-cell office:value-type="string" calcext:value-type="string">
            <text:p>一级指标</text:p>
          </table:table-cell>
          <table:table-cell office:value-type="string" calcext:value-type="string">
            <text:p>二级指标</text:p>
          </table:table-cell>
          <table:table-cell office:value-type="string" calcext:value-type="string">
            <text:p>三综监</text:p>
          </table:table-cell>
          <table:table-cell office:value-type="string" calcext:value-type="string">
            <text:p>二综监</text:p>
          </table:table-cell>
          <table:table-cell office:value-type="string" calcext:value-type="string">
            <text:p>三中监</text:p>
          </table:table-cell>
          <table:table-cell office:value-type="string" calcext:value-type="string">
            <text:p>三综</text:p>
          </table:table-cell>
          <table:table-cell office:value-type="string" calcext:value-type="string">
            <text:p>二综</text:p>
          </table:table-cell>
          <table:table-cell office:value-type="string" calcext:value-type="string">
            <text:p>三中</text:p>
          </table:table-cell>
          <table:table-cell/>
        </table:table-row>
        <table:table-row table:style-name="ro1">
          <table:table-cell table:style-name="ce1" office:value-type="string" calcext:value-type="string">
            <text:p>I类切口手术部位感染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万元收入能耗占比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吨标煤/万元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万元收入能耗支出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吨标煤/万元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万元收入能耗占比</text:p>
          </table:table-cell>
        </table:table-row>
        <table:table-row table:style-name="ro1">
          <table:table-cell table:style-name="ce1" office:value-type="string" calcext:value-type="string">
            <text:p>下转患者人次数（门急诊、住院）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次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专科能力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、天、元、%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中医类别执业医师（含执业助理医师）占执业医师总数比例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中药收入占药品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中药饮片收入占药品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人员支出占业务支出比重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人员经费占比</text:p>
          </table:table-cell>
        </table:table-row>
        <table:table-row table:style-name="ro1">
          <table:table-cell table:style-name="ce1" office:value-type="string" calcext:value-type="string">
            <text:p>人员经费占比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人才培养经费投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以中医为主治疗的出院患者比例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优质护理服务病房覆盖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低风险组病例死亡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中医医疗服务项目收入占住院医疗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住院患者基本药物使用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患者满意度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手术患者围手术期中医治疗比例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住院收入中来自医保基金的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住院收入占医疗收入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住院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住院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全面预算管理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逐步完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经济管理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公共信用综合评价等级</text:p>
          </table:table-cell>
          <table:table-cell office:value-type="string" calcext:value-type="string">
            <text:p>国家发展改革委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信用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三级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中药饮片使用率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使用中医非药物疗法比例▲</text:p>
          </table:table-cell>
          <table:table-cell office:value-type="string" calcext:value-type="string">
            <text:p>中医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四级手术比例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出院患者微创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出院患者手术占比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医务人员满意度▲</text:p>
          </table:table-cell>
          <table:table-cell office:value-type="string" calcext:value-type="string">
            <text:p>国家公立医院满意度调查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医务人员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护比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比值（1:X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疗收入中来自医保基金的比例（包括门诊、住院收入中来自医保基金的比例）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医疗收入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疗服务收入（不含药品、耗材、检查检验收入）占医疗收入比例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疗机构中药制剂收入占药品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医疗盈余率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医院住院医师首次参加医师资格考试通过率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医院承担培养医学人才的工作成效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、人、篇、比值（1:X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人才培养经费投入占比</text:p>
          </table:table-cell>
        </table:table-row>
        <table:table-row table:style-name="ro1">
          <table:table-cell table:style-name="ce1" office:value-type="string" calcext:value-type="string">
            <text:p>医院接受其他医院（尤其是对口支援医院、医联体内医院）进修并返回原医院独立工作人数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才培养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单病种质量控制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、天、元、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专科能力</text:p>
          </table:table-cell>
        </table:table-row>
        <table:table-row table:style-name="ro1">
          <table:table-cell office:value-type="string" calcext:value-type="string">
            <text:p>卫生技术人员职称结构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国家组织药品集中采购中标药品使用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国家组织药品集中采购中标药品金额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在岗的麻醉、儿科、重症、病理医师占比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基本药物采购品种数占比</text:p>
          </table:table-cell>
          <table:table-cell office:value-type="string" calcext:value-type="string">
            <text:p>省级招采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基本药物采购金额占比</text:p>
          </table:table-cell>
          <table:table-cell office:value-type="string" calcext:value-type="string">
            <text:p>省级药品集中采购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大型医用设备检查阳性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大型医用设备维修保养及质量控制管理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平均住院日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患者满意度▲</text:p>
          </table:table-cell>
          <table:table-cell office:value-type="string" calcext:value-type="string">
            <text:p>国家公立医院满意度调查平台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手术患者并发症发生率▲</text:p>
          </table:table-cell>
          <table:table-cell office:value-type="string" calcext:value-type="string">
            <text:p>病案首页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抗菌药物使用强度（DDDs）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指标名称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收支结余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日间手术占择期手术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每名执业医师日均住院工作负担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床日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每名执业医师日均门诊工作负担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次数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中医药科研成果转化金额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中医药科研项目经费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科研成果转化金额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科研项目经费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每百名卫生技术人员重点学科、重点专科经费投入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学科建设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每百张病床药师人数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资源效率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点评中药处方占中药处方总数的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点评处方占处方总数的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特需医疗服务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理法方药使用一致的出院患者比例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电子病历应用功能水平分级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级别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省级室间质量评价临床检验项目参加率与合格率</text:p>
          </table:table-cell>
          <table:table-cell office:value-type="string" calcext:value-type="string">
            <text:p>省级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医疗服务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office:value-type="string" calcext:value-type="string">
            <text:p>规范设立总会计师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性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逐步完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经济管理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资产负债率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辅助用药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通过国家室间质量评价的临床检验项目数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质量安全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重点监控化学药品和生物制品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重点监控药品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重点监控高值医用耗材收入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中医医疗服务项目收入占门诊医疗收入比例▲</text:p>
          </table:table-cell>
          <table:table-cell office:value-type="string" calcext:value-type="string">
            <text:p>财务年报表、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中药处方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人次数与出院人次数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比值（X:1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中药饮片使用率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使用中医非药物疗法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基本药物处方占比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合理用药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患者平均预约诊疗率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服务流程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门诊患者满意度▲</text:p>
          </table:table-cell>
          <table:table-cell office:value-type="string" calcext:value-type="string">
            <text:p>国家卫生健康委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值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满意度评价</text:p>
          </table:table-cell>
          <table:table-cell office:value-type="string" calcext:value-type="string">
            <text:p>患者满意度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style-name="ce1" office:value-type="string" calcext:value-type="string">
            <text:p>门诊患者预约后平均等待时间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分钟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服务流程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收入中来自医保基金的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门诊收入占医疗收入比例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监测比较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收支结构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散装中药饮片和小包装中药饮片处方比例▲</text:p>
          </table:table-cell>
          <table:table-cell office:value-type="string" calcext:value-type="string">
            <text:p>医院填报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医疗质量</text:p>
          </table:table-cell>
          <table:table-cell office:value-type="string" calcext:value-type="string">
            <text:p>功能定位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次均药品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门诊次均费用增幅▲</text:p>
          </table:table-cell>
          <table:table-cell office:value-type="string" calcext:value-type="string">
            <text:p>财务年报表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降低↓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运营效率</text:p>
          </table:table-cell>
          <table:table-cell office:value-type="string" calcext:value-type="string">
            <text:p>费用控制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1" office:value-type="string" calcext:value-type="string">
            <text:p>麻醉、儿科、重症、病理、中医医师占比▲</text:p>
          </table:table-cell>
          <table:table-cell office:value-type="string" calcext:value-type="string">
            <text:p>国家医疗机构、医师、护士电子化注册系统</text:p>
          </table:table-cell>
          <table:table-cell office:value-type="string" calcext:value-type="string">
            <text:p>定量</text:p>
          </table:table-cell>
          <table:table-cell office:value-type="string" calcext:value-type="string">
            <text:p>百分比（%）</text:p>
          </table:table-cell>
          <table:table-cell office:value-type="string" calcext:value-type="string">
            <text:p>逐步提高↑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持续发展</text:p>
          </table:table-cell>
          <table:table-cell office:value-type="string" calcext:value-type="string">
            <text:p>人员结构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/>
        </table:table-row>
        <table:table-row table:style-name="ro2" table:number-rows-repeated="1048480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国考指标体系.A1:国考指标体系.O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7:46:25.938482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国考指标体系" style:display-name="PageStyle_国考指标体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1-08-04T23:30:09.570358469</dc:date>
    <meta:editing-duration>PT1H29M27S</meta:editing-duration>
    <meta:editing-cycles>4</meta:editing-cycles>
    <meta:document-statistic meta:table-count="1" meta:cell-count="1334" meta:object-count="0"/>
  </office:meta>
</office:document-meta>
</file>